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61pt"/>
    </style:style>
    <style:style style:name="co3" style:family="table-column">
      <style:table-column-properties fo:break-before="auto" style:column-width="184.71pt"/>
    </style:style>
    <style:style style:name="co4" style:family="table-column">
      <style:table-column-properties fo:break-before="auto" style:column-width="81.55pt"/>
    </style:style>
    <style:style style:name="co5" style:family="table-column">
      <style:table-column-properties fo:break-before="auto" style:column-width="147pt"/>
    </style:style>
    <style:style style:name="co6" style:family="table-column">
      <style:table-column-properties fo:break-before="auto" style:column-width="146.41pt"/>
    </style:style>
    <style:style style:name="co7" style:family="table-column">
      <style:table-column-properties fo:break-before="auto" style:column-width="185.95pt"/>
    </style:style>
    <style:style style:name="co8" style:family="table-column">
      <style:table-column-properties fo:break-before="auto" style:column-width="78.46pt"/>
    </style:style>
    <style:style style:name="co9" style:family="table-column">
      <style:table-column-properties fo:break-before="auto" style:column-width="127.84pt"/>
    </style:style>
    <style:style style:name="co10" style:family="table-column">
      <style:table-column-properties fo:break-before="auto" style:column-width="554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64pt" fo:break-before="auto" style:use-optimal-row-height="fals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8" number:automatic-order="true">
      <number:day-of-week/>
      <number:text>, </number:text>
      <number:month number:style="long" number:textual="true"/>
      <number:text> </number:text>
      <number:day/>
      <number:text>, </number:text>
      <number:year number:style="long"/>
    </number:dat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78">
      <style:table-cell-properties fo:border="0.06pt solid #000000"/>
    </style:style>
    <style:style style:name="ce4" style:family="table-cell" style:parent-style-name="Default" style:data-style-name="N78"/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9" style:family="table-cell" style:parent-style-name="Default" style:data-style-name="N103"/>
    <style:style style:name="ce10" style:family="table-cell" style:parent-style-name="Default" style:data-style-name="N104">
      <style:table-cell-properties fo:border="0.06pt solid #000000"/>
    </style:style>
    <style:style style:name="ce11" style:family="table-cell" style:parent-style-name="Default" style:data-style-name="N104">
      <style:text-properties fo:font-weight="bold" style:font-weight-asian="bold" style:font-weight-complex="bold"/>
    </style:style>
    <style:style style:name="ce12" style:family="table-cell" style:parent-style-name="Default" style:data-style-name="N103">
      <style:table-cell-properties fo:border="0.06pt solid #000000"/>
    </style:style>
    <style:style style:name="ce13" style:family="table-cell" style:parent-style-name="Default" style:data-style-name="N103"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5f_BuiltIn_5f_Currency" style:data-style-name="N137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text-overline-style="none" style:text-ov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text-underline-style="none" style:text-underline-color="font-color" style:font-size-asian="10pt" style:font-size-complex="10pt" style:font-weight-asian="normal" style:font-weight-complex="normal" style:font-style-asian="normal" style:font-style-complex="normal" style:text-emphasize="none" style:font-relief="none" style:font-name-complex="Arial"/>
    </style:style>
    <style:style style:name="T2" style:family="text">
      <style:text-properties style:text-overline-style="none" style:text-ov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text-underline-style="none" style:text-underline-color="font-color" style:font-size-asian="10pt" style:font-size-complex="10pt" style:font-weight-asian="normal" style:font-weight-complex="normal" style:font-style-asian="normal" style:font-style-complex="normal" style:text-emphasize="none" style:font-relief="none" fo:language="es" fo:country="CO" style:font-name-complex="Lohit Devanagari"/>
    </style:style>
  </office:automatic-styles>
  <office:body>
    <office:spreadsheet>
      <table:calculation-settings table:automatic-find-labels="false"/>
      <table:table table:name="v0.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default-cell-style-name="ce10"/>
        <table:table-column table:style-name="co1" table:default-cell-style-name="ce12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Costos de hardware del VehiculoVigilanciaAutonomo_v0.1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ce1"/>
          <table:table-cell table:style-name="Default" table:number-columns-repeated="2"/>
          <table:table-cell table:style-name="ce6" office:value-type="string" calcext:value-type="string">
            <text:p>TRM:</text:p>
          </table:table-cell>
          <table:table-cell table:style-name="ce9" office:value-type="currency" office:currency="USD" office:value="3320" calcext:value-type="currency">
            <text:p>$3,320</text:p>
          </table:table-cell>
          <table:table-cell table:style-name="Default"/>
        </table:table-row>
        <table:table-row table:style-name="ro1">
          <table:table-cell/>
          <table:table-cell table:style-name="ce1"/>
          <table:table-cell table:style-name="Default" table:number-columns-repeated="5"/>
        </table:table-row>
        <table:table-row table:style-name="ro1">
          <table:table-cell/>
          <table:table-cell table:style-name="ce2" office:value-type="string" calcext:value-type="string">
            <text:p>Fecha de compra</text:p>
          </table:table-cell>
          <table:table-cell table:style-name="ce2" office:value-type="string" calcext:value-type="string">
            <text:p>Concepto</text:p>
          </table:table-cell>
          <table:table-cell table:style-name="ce2" office:value-type="string" calcext:value-type="string">
            <text:p>Comprado en</text:p>
          </table:table-cell>
          <table:table-cell table:style-name="ce2" office:value-type="string" calcext:value-type="string">
            <text:p>Descripción en la página</text:p>
          </table:table-cell>
          <table:table-cell table:style-name="ce2" office:value-type="string" calcext:value-type="string">
            <text:p>Costo USD</text:p>
          </table:table-cell>
          <table:table-cell table:style-name="ce2" office:value-type="string" calcext:value-type="string">
            <text:p>Costo COP</text:p>
          </table:table-cell>
        </table:table-row>
        <table:table-row table:style-name="ro1">
          <table:table-cell/>
          <table:table-cell office:value-type="date" office:date-value="2017-10-16" calcext:value-type="date">
            <text:p>Mon, October 16, 2017</text:p>
          </table:table-cell>
          <table:table-cell office:value-type="string" calcext:value-type="string">
            <text:p>Raspberry Pi 3B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RS Version (Made in UK): Original Raspberry Pi 3 Model B 1GB LPDDR2 BCM2837 Quad-Core Ras PI3 B,PI 3B with WiFi&amp;Bluetooth</text:p>
          </table:table-cell>
          <table:table-cell office:value-type="currency" office:currency="USD" office:value="37.98" calcext:value-type="currency">
            <text:p>$37.98</text:p>
          </table:table-cell>
          <table:table-cell table:formula="of:=[.F6]*[.$F$3]" office:value-type="currency" office:currency="USD" office:value="126093.6" calcext:value-type="currency">
            <text:p>$126,094</text:p>
          </table:table-cell>
        </table:table-row>
        <table:table-row table:style-name="ro1">
          <table:table-cell/>
          <table:table-cell office:value-type="date" office:date-value="2018-01-04" calcext:value-type="date">
            <text:p>Thu, January 4, 2018</text:p>
          </table:table-cell>
          <table:table-cell office:value-type="string" calcext:value-type="string">
            <text:p>Set de 4 ruedas pequeñas con motores</text:p>
          </table:table-cell>
          <table:table-cell office:value-type="string" calcext:value-type="string">
            <text:p>Aliexpress</text:p>
          </table:table-cell>
          <table:table-cell table:style-name="ce7" office:value-type="string" calcext:value-type="string">
            <text:p>roroup 48:1 Plastic DC Drive Gear Motor wheel Tyre Tire For Smart Robot Car wheels 8pcs/4set High Quality Free shipping #RBP001</text:p>
          </table:table-cell>
          <table:table-cell office:value-type="currency" office:currency="USD" office:value="9.21" calcext:value-type="currency">
            <text:p>$9.21</text:p>
          </table:table-cell>
          <table:table-cell table:formula="of:=[.F7]*[.$F$3]" office:value-type="currency" office:currency="USD" office:value="30577.2" calcext:value-type="currency">
            <text:p>$30,577</text:p>
          </table:table-cell>
        </table:table-row>
        <table:table-row table:style-name="ro1">
          <table:table-cell/>
          <table:table-cell office:value-type="date" office:date-value="2018-01-04" calcext:value-type="date">
            <text:p>Thu, January 4, 2018</text:p>
          </table:table-cell>
          <table:table-cell office:value-type="string" calcext:value-type="string">
            <text:p>Tarjeta controladora de motores DC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Smart Electronics L298N Stepper DC Motor Driver Shield Expansion Development Board for arduino DIY Car Robot</text:p>
          </table:table-cell>
          <table:table-cell office:value-type="currency" office:currency="USD" office:value="1.8" calcext:value-type="currency">
            <text:p>$1.80</text:p>
          </table:table-cell>
          <table:table-cell table:formula="of:=[.F8]*[.$F$3]" office:value-type="currency" office:currency="USD" office:value="5976" calcext:value-type="currency">
            <text:p>$5,976</text:p>
          </table:table-cell>
        </table:table-row>
        <table:table-row table:style-name="ro1">
          <table:table-cell/>
          <table:table-cell office:value-type="date" office:date-value="2018-01-04" calcext:value-type="date">
            <text:p>Thu, January 4, 2018</text:p>
          </table:table-cell>
          <table:table-cell office:value-type="string" calcext:value-type="string">
            <text:p>Cables jumper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120pcs Dupont Breadboard Pack PCB Jumpers 10CM 2.54MM Wire Male To Male \ Male To Female /Female To Female Jumper Cable 10cm DIY</text:p>
          </table:table-cell>
          <table:table-cell table:formula="of:=7.68/20" office:value-type="currency" office:currency="USD" office:value="0.384" calcext:value-type="currency">
            <text:p>$0.38</text:p>
          </table:table-cell>
          <table:table-cell table:formula="of:=[.F9]*[.$F$3]" office:value-type="currency" office:currency="USD" office:value="1274.88" calcext:value-type="currency">
            <text:p>$1,275</text:p>
          </table:table-cell>
        </table:table-row>
        <table:table-row table:style-name="ro1">
          <table:table-cell/>
          <table:table-cell office:value-type="date" office:date-value="2019-04-22" calcext:value-type="date">
            <text:p>Mon, April 22, 2019</text:p>
          </table:table-cell>
          <table:table-cell office:value-type="string" calcext:value-type="string">
            <text:p>Batería de litio</text:p>
          </table:table-cell>
          <table:table-cell office:value-type="string" calcext:value-type="string">
            <text:p>Mercadolibre</text:p>
          </table:table-cell>
          <table:table-cell office:value-type="string" calcext:value-type="string">
            <text:p>Talentcell Recargable 72w 100wh 12v / 8300mah 9v / 11000mah</text:p>
          </table:table-cell>
          <table:table-cell table:formula="of:=[.G10]/[.$F$3]" office:value-type="currency" office:currency="USD" office:value="84.3343373493976" calcext:value-type="currency">
            <text:p>$84.33</text:p>
          </table:table-cell>
          <table:table-cell office:value-type="currency" office:currency="USD" office:value="279990" calcext:value-type="currency">
            <text:p>$279,990</text:p>
          </table:table-cell>
        </table:table-row>
        <table:table-row table:style-name="ro1">
          <table:table-cell/>
          <table:table-cell office:value-type="date" office:date-value="2019-05-19" calcext:value-type="date">
            <text:p>Sun, May 19, 2019</text:p>
          </table:table-cell>
          <table:table-cell office:value-type="string" calcext:value-type="string">
            <text:p>Conectores para 12V</text:p>
          </table:table-cell>
          <table:table-cell office:value-type="string" calcext:value-type="string">
            <text:p>Mercadolibre</text:p>
          </table:table-cell>
          <table:table-cell office:value-type="string" calcext:value-type="string">
            <text:p>Conector Cctv Bornera Dc Jack Hembra + Macho, Kit X 10 Pares</text:p>
          </table:table-cell>
          <table:table-cell table:formula="of:=[.G11]/[.$F$3]" office:value-type="currency" office:currency="USD" office:value="0.596084337349398" calcext:value-type="currency">
            <text:p>$0.60</text:p>
          </table:table-cell>
          <table:table-cell table:formula="of:=19790/10" office:value-type="currency" office:currency="USD" office:value="1979" calcext:value-type="currency">
            <text:p>$1,979</text:p>
          </table:table-cell>
        </table:table-row>
        <table:table-row table:style-name="ro1">
          <table:table-cell/>
          <table:table-cell office:value-type="date" office:date-value="2019-10-13" calcext:value-type="date">
            <text:p>Sun, October 13, 2019</text:p>
          </table:table-cell>
          <table:table-cell office:value-type="string" calcext:value-type="string">
            <text:p>Kinect</text:p>
          </table:table-cell>
          <table:table-cell office:value-type="string" calcext:value-type="string">
            <text:p>Mercadolibre</text:p>
          </table:table-cell>
          <table:table-cell office:value-type="string" calcext:value-type="string">
            <text:p>Kinect Xbox 360 Perfecto Estado</text:p>
          </table:table-cell>
          <table:table-cell table:formula="of:=[.G12]/[.$F$3]" office:value-type="currency" office:currency="USD" office:value="14.6385542168675" calcext:value-type="currency">
            <text:p>$14.64</text:p>
          </table:table-cell>
          <table:table-cell office:value-type="currency" office:currency="USD" office:value="48600" calcext:value-type="currency">
            <text:p>$48,600</text:p>
          </table:table-cell>
        </table:table-row>
        <table:table-row table:style-name="ro1">
          <table:table-cell/>
          <table:table-cell office:value-type="date" office:date-value="2019-11-28" calcext:value-type="date">
            <text:p>Thu, November 28, 2019</text:p>
          </table:table-cell>
          <table:table-cell office:value-type="string" calcext:value-type="string">
            <text:p>Adaptador de Kinect</text:p>
          </table:table-cell>
          <table:table-cell office:value-type="string" calcext:value-type="string">
            <text:p>Mercadolibre</text:p>
          </table:table-cell>
          <table:table-cell office:value-type="string" calcext:value-type="string">
            <text:p>Adaptador De Corriente Sensor Movimiento Kinect Xbox 360 Arc</text:p>
          </table:table-cell>
          <table:table-cell table:formula="of:=[.G13]/[.$F$3]" office:value-type="currency" office:currency="USD" office:value="9.28915662650602" calcext:value-type="currency">
            <text:p>$9.29</text:p>
          </table:table-cell>
          <table:table-cell table:formula="of:=24990+5850" office:value-type="currency" office:currency="USD" office:value="30840" calcext:value-type="currency">
            <text:p>$30,84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Hoja de acrilico</text:p>
          </table:table-cell>
          <table:table-cell office:value-type="string" calcext:value-type="string">
            <text:p>Vidrios Ulises</text:p>
          </table:table-cell>
          <table:table-cell/>
          <table:table-cell table:formula="of:=[.G14]/[.$F$3]" office:value-type="currency" office:currency="USD" office:value="3.01204819277108" calcext:value-type="currency">
            <text:p>$3.01</text:p>
          </table:table-cell>
          <table:table-cell office:value-type="currency" office:currency="USD" office:value="10000" calcext:value-type="currency">
            <text:p>$10,000</text:p>
          </table:table-cell>
        </table:table-row>
        <table:table-row table:style-name="ro1">
          <table:table-cell/>
          <table:table-cell table:style-name="ce4"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8" office:value-type="string" calcext:value-type="string">
            <text:p>TOTAL:</text:p>
          </table:table-cell>
          <table:table-cell table:style-name="ce11" table:formula="of:=SUM([.F6:.F14])" office:value-type="currency" office:currency="USD" office:value="161.244180722892" calcext:value-type="currency">
            <text:p>$161.24</text:p>
          </table:table-cell>
          <table:table-cell table:style-name="ce13" table:formula="of:=SUM([.G6:.G14])" office:value-type="currency" office:currency="USD" office:value="535330.68" calcext:value-type="currency">
            <text:p>$535,331</text:p>
          </table:table-cell>
        </table:table-row>
      </table:table>
      <table:table table:name="v0.2" table:style-name="ta1">
        <table:table-column table:style-name="co1" table:default-cell-style-name="Default"/>
        <table:table-column table:style-name="co6" table:default-cell-style-name="ce3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" table:default-cell-style-name="ce10"/>
        <table:table-column table:style-name="co1" table:default-cell-style-name="ce12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Costos de hardware del VehiculoVigilanciaAutonomo_v0.2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ce1"/>
          <table:table-cell table:style-name="Default" table:number-columns-repeated="2"/>
          <table:table-cell table:style-name="ce6" office:value-type="string" calcext:value-type="string">
            <text:p>TRM:</text:p>
          </table:table-cell>
          <table:table-cell table:style-name="ce9" office:value-type="currency" office:currency="USD" office:value="3400" calcext:value-type="currency">
            <text:p>$3,400</text:p>
          </table:table-cell>
          <table:table-cell table:style-name="Default"/>
        </table:table-row>
        <table:table-row table:style-name="ro1">
          <table:table-cell/>
          <table:table-cell table:style-name="ce1"/>
          <table:table-cell table:style-name="Default" table:number-columns-repeated="5"/>
        </table:table-row>
        <table:table-row table:style-name="ro1">
          <table:table-cell/>
          <table:table-cell table:style-name="ce2" office:value-type="string" calcext:value-type="string">
            <text:p>Fecha de compra</text:p>
          </table:table-cell>
          <table:table-cell table:style-name="ce2" office:value-type="string" calcext:value-type="string">
            <text:p>Concepto</text:p>
          </table:table-cell>
          <table:table-cell table:style-name="ce2" office:value-type="string" calcext:value-type="string">
            <text:p>Comprado en</text:p>
          </table:table-cell>
          <table:table-cell table:style-name="ce2" office:value-type="string" calcext:value-type="string">
            <text:p>Descripción en la página</text:p>
          </table:table-cell>
          <table:table-cell table:style-name="ce2" office:value-type="string" calcext:value-type="string">
            <text:p>Costo USD</text:p>
          </table:table-cell>
          <table:table-cell table:style-name="ce2" office:value-type="string" calcext:value-type="string">
            <text:p>Costo COP</text:p>
          </table:table-cell>
        </table:table-row>
        <table:table-row table:style-name="ro1">
          <table:table-cell/>
          <table:table-cell office:value-type="date" office:date-value="2017-10-16" calcext:value-type="date">
            <text:p>Mon, October 16, 2017</text:p>
          </table:table-cell>
          <table:table-cell office:value-type="string" calcext:value-type="string">
            <text:p>Raspberry Pi 3B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RS Version (Made in UK): Original Raspberry Pi 3 Model B 1GB LPDDR2 BCM2837 Quad-Core Ras PI3 B,PI 3B with WiFi&amp;Bluetooth</text:p>
          </table:table-cell>
          <table:table-cell office:value-type="currency" office:currency="USD" office:value="37.98" calcext:value-type="currency">
            <text:p>$37.98</text:p>
          </table:table-cell>
          <table:table-cell table:formula="of:=[.F6]*[.$F$3]" office:value-type="currency" office:currency="USD" office:value="129132" calcext:value-type="currency">
            <text:p>$129,132</text:p>
          </table:table-cell>
        </table:table-row>
        <table:table-row table:style-name="ro1">
          <table:table-cell/>
          <table:table-cell office:value-type="date" office:date-value="2018-01-04" calcext:value-type="date">
            <text:p>Thu, January 4, 2018</text:p>
          </table:table-cell>
          <table:table-cell office:value-type="string" calcext:value-type="string">
            <text:p>Set de 4 ruedas pequeñas con motores</text:p>
          </table:table-cell>
          <table:table-cell office:value-type="string" calcext:value-type="string">
            <text:p>Aliexpress</text:p>
          </table:table-cell>
          <table:table-cell table:style-name="ce7" office:value-type="string" calcext:value-type="string">
            <text:p>roroup 48:1 Plastic DC Drive Gear Motor wheel Tyre Tire For Smart Robot Car wheels 8pcs/4set High Quality Free shipping #RBP001</text:p>
          </table:table-cell>
          <table:table-cell office:value-type="currency" office:currency="USD" office:value="9.21" calcext:value-type="currency">
            <text:p>$9.21</text:p>
          </table:table-cell>
          <table:table-cell table:formula="of:=[.F7]*[.$F$3]" office:value-type="currency" office:currency="USD" office:value="31314" calcext:value-type="currency">
            <text:p>$31,314</text:p>
          </table:table-cell>
        </table:table-row>
        <table:table-row table:style-name="ro1">
          <table:table-cell/>
          <table:table-cell office:value-type="date" office:date-value="2018-01-04" calcext:value-type="date">
            <text:p>Thu, January 4, 2018</text:p>
          </table:table-cell>
          <table:table-cell office:value-type="string" calcext:value-type="string">
            <text:p>Tarjeta controladora de motores DC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Smart Electronics L298N Stepper DC Motor Driver Shield Expansion Development Board for arduino DIY Car Robot</text:p>
          </table:table-cell>
          <table:table-cell office:value-type="currency" office:currency="USD" office:value="1.8" calcext:value-type="currency">
            <text:p>$1.80</text:p>
          </table:table-cell>
          <table:table-cell table:formula="of:=[.F8]*[.$F$3]" office:value-type="currency" office:currency="USD" office:value="6120" calcext:value-type="currency">
            <text:p>$6,120</text:p>
          </table:table-cell>
        </table:table-row>
        <table:table-row table:style-name="ro1">
          <table:table-cell/>
          <table:table-cell office:value-type="date" office:date-value="2018-01-04" calcext:value-type="date">
            <text:p>Thu, January 4, 2018</text:p>
          </table:table-cell>
          <table:table-cell office:value-type="string" calcext:value-type="string">
            <text:p>Cables jumper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120pcs Dupont Breadboard Pack PCB Jumpers 10CM 2.54MM Wire Male To Male \ Male To Female /Female To Female Jumper Cable 10cm DIY</text:p>
          </table:table-cell>
          <table:table-cell table:formula="of:=7.68/20" office:value-type="currency" office:currency="USD" office:value="0.384" calcext:value-type="currency">
            <text:p>$0.38</text:p>
          </table:table-cell>
          <table:table-cell table:formula="of:=[.F9]*[.$F$3]" office:value-type="currency" office:currency="USD" office:value="1305.6" calcext:value-type="currency">
            <text:p>$1,306</text:p>
          </table:table-cell>
        </table:table-row>
        <table:table-row table:style-name="ro1">
          <table:table-cell/>
          <table:table-cell office:value-type="date" office:date-value="2019-04-22" calcext:value-type="date">
            <text:p>Mon, April 22, 2019</text:p>
          </table:table-cell>
          <table:table-cell office:value-type="string" calcext:value-type="string">
            <text:p>Batería de litio</text:p>
          </table:table-cell>
          <table:table-cell office:value-type="string" calcext:value-type="string">
            <text:p>Mercadolibre</text:p>
          </table:table-cell>
          <table:table-cell office:value-type="string" calcext:value-type="string">
            <text:p>Talentcell Recargable 72w 100wh 12v / 8300mah 9v / 11000mah</text:p>
          </table:table-cell>
          <table:table-cell table:formula="of:=[.G10]/[.$F$3]" office:value-type="currency" office:currency="USD" office:value="82.35" calcext:value-type="currency">
            <text:p>$82.35</text:p>
          </table:table-cell>
          <table:table-cell office:value-type="currency" office:currency="USD" office:value="279990" calcext:value-type="currency">
            <text:p>$279,990</text:p>
          </table:table-cell>
        </table:table-row>
        <table:table-row table:style-name="ro1">
          <table:table-cell/>
          <table:table-cell office:value-type="date" office:date-value="2019-05-19" calcext:value-type="date">
            <text:p>Sun, May 19, 2019</text:p>
          </table:table-cell>
          <table:table-cell office:value-type="string" calcext:value-type="string">
            <text:p>Conectores para 12V</text:p>
          </table:table-cell>
          <table:table-cell office:value-type="string" calcext:value-type="string">
            <text:p>Mercadolibre</text:p>
          </table:table-cell>
          <table:table-cell office:value-type="string" calcext:value-type="string">
            <text:p>Conector Cctv Bornera Dc Jack Hembra + Macho, Kit X 10 Pares</text:p>
          </table:table-cell>
          <table:table-cell table:formula="of:=[.G11]/[.$F$3]" office:value-type="currency" office:currency="USD" office:value="0.582058823529412" calcext:value-type="currency">
            <text:p>$0.58</text:p>
          </table:table-cell>
          <table:table-cell table:formula="of:=19790/10" office:value-type="currency" office:currency="USD" office:value="1979" calcext:value-type="currency">
            <text:p>$1,979</text:p>
          </table:table-cell>
        </table:table-row>
        <table:table-row table:style-name="ro1">
          <table:table-cell/>
          <table:table-cell office:value-type="date" office:date-value="2019-10-13" calcext:value-type="date">
            <text:p>Sun, October 13, 2019</text:p>
          </table:table-cell>
          <table:table-cell office:value-type="string" calcext:value-type="string">
            <text:p>Kinect</text:p>
          </table:table-cell>
          <table:table-cell office:value-type="string" calcext:value-type="string">
            <text:p>Mercadolibre</text:p>
          </table:table-cell>
          <table:table-cell office:value-type="string" calcext:value-type="string">
            <text:p>Kinect Xbox 360 Perfecto Estado</text:p>
          </table:table-cell>
          <table:table-cell table:formula="of:=[.G12]/[.$F$3]" office:value-type="currency" office:currency="USD" office:value="14.2941176470588" calcext:value-type="currency">
            <text:p>$14.29</text:p>
          </table:table-cell>
          <table:table-cell office:value-type="currency" office:currency="USD" office:value="48600" calcext:value-type="currency">
            <text:p>$48,600</text:p>
          </table:table-cell>
        </table:table-row>
        <table:table-row table:style-name="ro1">
          <table:table-cell/>
          <table:table-cell office:value-type="date" office:date-value="2019-11-28" calcext:value-type="date">
            <text:p>Thu, November 28, 2019</text:p>
          </table:table-cell>
          <table:table-cell office:value-type="string" calcext:value-type="string">
            <text:p>Adaptador de Kinect</text:p>
          </table:table-cell>
          <table:table-cell office:value-type="string" calcext:value-type="string">
            <text:p>Mercadolibre</text:p>
          </table:table-cell>
          <table:table-cell office:value-type="string" calcext:value-type="string">
            <text:p>Adaptador De Corriente Sensor Movimiento Kinect Xbox 360 Arc</text:p>
          </table:table-cell>
          <table:table-cell table:formula="of:=[.G13]/[.$F$3]" office:value-type="currency" office:currency="USD" office:value="9.07058823529412" calcext:value-type="currency">
            <text:p>$9.07</text:p>
          </table:table-cell>
          <table:table-cell table:formula="of:=24990+5850" office:value-type="currency" office:currency="USD" office:value="30840" calcext:value-type="currency">
            <text:p>$30,8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ja de acrilico</text:p>
          </table:table-cell>
          <table:table-cell office:value-type="string" calcext:value-type="string">
            <text:p>Vidrios Ulises</text:p>
          </table:table-cell>
          <table:table-cell/>
          <table:table-cell table:formula="of:=[.G14]/[.$F$3]" office:value-type="currency" office:currency="USD" office:value="2.94117647058824" calcext:value-type="currency">
            <text:p>$2.94</text:p>
          </table:table-cell>
          <table:table-cell office:value-type="currency" office:currency="USD" office:value="10000" calcext:value-type="currency">
            <text:p>$10,000</text:p>
          </table:table-cell>
        </table:table-row>
        <table:table-row table:style-name="ro1">
          <table:table-cell/>
          <table:table-cell office:value-type="date" office:date-value="2018-05-23" calcext:value-type="date">
            <text:p>Wed, May 23, 2018</text:p>
          </table:table-cell>
          <table:table-cell office:value-type="string" calcext:value-type="string">
            <text:p>2x Reguladores 5v USB</text:p>
          </table:table-cell>
          <table:table-cell office:value-type="string" calcext:value-type="string">
            <text:p>Mercadolibre</text:p>
          </table:table-cell>
          <table:table-cell office:value-type="string" calcext:value-type="string">
            <text:p>Regulador Voltaje Modulo 6 -24 V A 5v Usb Constante 3 A 3a</text:p>
          </table:table-cell>
          <table:table-cell table:formula="of:=[.G15]/[.$F$3]" office:value-type="currency" office:currency="USD" office:value="7.94117647058824" calcext:value-type="currency">
            <text:p>$7.94</text:p>
          </table:table-cell>
          <table:table-cell table:style-name="ce5" office:value-type="float" office:value="27000" calcext:value-type="float">
            <text:p>27000</text:p>
          </table:table-cell>
        </table:table-row>
        <table:table-row table:style-name="ro1">
          <table:table-cell/>
          <table:table-cell office:value-type="date" office:date-value="2020-01-21" calcext:value-type="date">
            <text:p>Tue, January 21, 2020</text:p>
          </table:table-cell>
          <table:table-cell office:value-type="string" calcext:value-type="string">
            <text:p>RPLIDAR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youyeetoo Slamtec RPLIDAR A1 2D 360 Degree 12 Meters Scanning Radius LIDAR Sensor Scanner for Bstacle Avoidance and Navigation of Robots</text:p>
          </table:table-cell>
          <table:table-cell office:value-type="currency" office:currency="USD" office:value="109" calcext:value-type="currency">
            <text:p>$109.00</text:p>
          </table:table-cell>
          <table:table-cell table:formula="of:=[.F16]*[.$F$3]" office:value-type="currency" office:currency="USD" office:value="370600" calcext:value-type="currency">
            <text:p>$370,600</text:p>
          </table:table-cell>
        </table:table-row>
        <table:table-row table:style-name="ro1">
          <table:table-cell table:number-columns-repeated="5"/>
          <table:table-cell table:style-name="ce5" table:number-columns-repeated="2"/>
        </table:table-row>
        <table:table-row table:style-name="ro1">
          <table:table-cell/>
          <table:table-cell table:style-name="ce4"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3"/>
          <table:table-cell table:style-name="ce8" office:value-type="string" calcext:value-type="string">
            <text:p>TOTAL:</text:p>
          </table:table-cell>
          <table:table-cell table:style-name="ce11" table:formula="of:=SUM([.F6:.F17])" office:value-type="currency" office:currency="USD" office:value="275.553117647059" calcext:value-type="currency">
            <text:p>$275.55</text:p>
          </table:table-cell>
          <table:table-cell table:style-name="ce13" table:formula="of:=SUM([.G6:.G17])" office:value-type="currency" office:currency="USD" office:value="936880.6" calcext:value-type="currency">
            <text:p>$936,881</text:p>
          </table:table-cell>
        </table:table-row>
      </table:table>
      <table:table table:name="propForEstimation20201229" table:style-name="ta1">
        <table:table-column table:style-name="co1" table:default-cell-style-name="Default"/>
        <table:table-column table:style-name="co10" table:default-cell-style-name="ce27"/>
        <table:table-column table:style-name="co1" table:default-cell-style-name="ce28"/>
        <table:table-column table:style-name="co1" table:default-cell-style-name="ce29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Raw materials estimation for one AMR Surveillance robot: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</table:table-row>
        <table:table-row table:style-name="ro3">
          <table:table-cell/>
          <table:table-cell office:value-type="string" calcext:value-type="string">
            <text:p><text:span text:style-name="T1">Battery (</text:span><text:span text:style-name="T2">[23] Turmera 32700 Lifepo4 Battery 4S3P 12.8V 21Ah 4S 40A Balanced BMS for Boat Uninterrupted Power Supply 12V + Capacity Indicator</text:span>)</text:p>
          </table:table-cell>
          <table:table-cell office:value-type="float" office:value="105" calcext:value-type="float">
            <text:p><text:s/>$105 </text:p>
          </table:table-cell>
          <table:table-cell office:value-type="string" calcext:value-type="string">
            <text:p>USD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Motors (</text:span><text:span text:style-name="T2">[19.2] CQRobot 70:1 Metal Gearmotor 37Dx70L mm 12V with 64 CPR Encoder. with Mounting Bracket, 157 RPM/28 kg.cm (389 oz.in), D-Shaped Gearbox Output Shaft is 16 mm Long and 6 mm in Diameter.</text:span>)</text:p>
          </table:table-cell>
          <table:table-cell office:value-type="float" office:value="150" calcext:value-type="float">
            <text:p><text:s/>$150 </text:p>
          </table:table-cell>
          <table:table-cell office:value-type="string" calcext:value-type="string">
            <text:p>USD</text:p>
          </table:table-cell>
        </table:table-row>
        <table:table-row table:style-name="ro3">
          <table:table-cell/>
          <table:table-cell office:value-type="string" calcext:value-type="string">
            <text:p>Chassis</text:p>
          </table:table-cell>
          <table:table-cell office:value-type="float" office:value="30" calcext:value-type="float">
            <text:p><text:s/>$30 </text:p>
          </table:table-cell>
          <table:table-cell office:value-type="string" calcext:value-type="string">
            <text:p>USD</text:p>
          </table:table-cell>
        </table:table-row>
        <table:table-row table:style-name="ro3">
          <table:table-cell/>
          <table:table-cell office:value-type="string" calcext:value-type="string">
            <text:p>3D printed covers</text:p>
          </table:table-cell>
          <table:table-cell office:value-type="float" office:value="60" calcext:value-type="float">
            <text:p><text:s/>$60 </text:p>
          </table:table-cell>
          <table:table-cell office:value-type="string" calcext:value-type="string">
            <text:p>USD</text:p>
          </table:table-cell>
        </table:table-row>
        <table:table-row table:style-name="ro3">
          <table:table-cell/>
          <table:table-cell office:value-type="string" calcext:value-type="string">
            <text:p>Computer (Nvidia Jetson Nano)</text:p>
          </table:table-cell>
          <table:table-cell office:value-type="float" office:value="95" calcext:value-type="float">
            <text:p><text:s/>$95 </text:p>
          </table:table-cell>
          <table:table-cell office:value-type="string" calcext:value-type="string">
            <text:p>USD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Depth sensor ([2] </text:span><text:span text:style-name="T2">Intel RealSense Depth Camera D435</text:span>)</text:p>
          </table:table-cell>
          <table:table-cell office:value-type="float" office:value="200" calcext:value-type="float">
            <text:p><text:s/>$200 </text:p>
          </table:table-cell>
          <table:table-cell office:value-type="string" calcext:value-type="string">
            <text:p>USD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Lidar (</text:span><text:span text:style-name="T2">RPLIDAR-A1</text:span>)</text:p>
          </table:table-cell>
          <table:table-cell office:value-type="float" office:value="110" calcext:value-type="float">
            <text:p><text:s/>$110 </text:p>
          </table:table-cell>
          <table:table-cell office:value-type="string" calcext:value-type="string">
            <text:p>USD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Wheels (</text:span><text:span text:style-name="T2">[4] 4Pcs 1/8 Scale Big Foot Climbing Ruber Tires Wheels Rims Set fit Big Foot Car Accessories Truck RC Model</text:span>)</text:p>
          </table:table-cell>
          <table:table-cell office:value-type="float" office:value="50" calcext:value-type="float">
            <text:p><text:s/>$50 </text:p>
          </table:table-cell>
          <table:table-cell office:value-type="string" calcext:value-type="string">
            <text:p>USD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Microcontroller (</text:span><text:span text:style-name="T2">Arduino Mega compatible</text:span>)</text:p>
          </table:table-cell>
          <table:table-cell office:value-type="float" office:value="15" calcext:value-type="float">
            <text:p><text:s/>$15 </text:p>
          </table:table-cell>
          <table:table-cell office:value-type="string" calcext:value-type="string">
            <text:p>USD</text:p>
          </table:table-cell>
        </table:table-row>
        <table:table-row table:style-name="ro3">
          <table:table-cell/>
          <table:table-cell office:value-type="string" calcext:value-type="string">
            <text:p>PTZ IP camera</text:p>
          </table:table-cell>
          <table:table-cell office:value-type="float" office:value="50" calcext:value-type="float">
            <text:p><text:s/>$50 </text:p>
          </table:table-cell>
          <table:table-cell office:value-type="string" calcext:value-type="string">
            <text:p>USD</text:p>
          </table:table-cell>
        </table:table-row>
        <table:table-row table:style-name="ro3">
          <table:table-cell/>
          <table:table-cell office:value-type="string" calcext:value-type="string">
            <text:p>Other components</text:p>
          </table:table-cell>
          <table:table-cell office:value-type="float" office:value="135" calcext:value-type="float">
            <text:p><text:s/>$135 </text:p>
          </table:table-cell>
          <table:table-cell office:value-type="string" calcext:value-type="string">
            <text:p>USD</text:p>
          </table:table-cell>
        </table:table-row>
        <table:table-row table:style-name="ro1">
          <table:table-cell/>
          <table:table-cell table:style-name="ce8" office:value-type="string" calcext:value-type="string">
            <text:p>TOTAL: </text:p>
          </table:table-cell>
          <table:table-cell table:style-name="ce13" table:formula="of:=SUM([.C4:.C14])" office:value-type="currency" office:currency="USD" office:value="1000" calcext:value-type="currency">
            <text:p>$1,000</text:p>
          </table:table-cell>
          <table:table-cell table:style-name="ce1" office:value-type="string" calcext:value-type="string">
            <text:p>USD</text:p>
          </table:table-cell>
        </table:table-row>
      </table:table>
      <table:named-expressions/>
      <table:database-ranges>
        <table:database-range table:name="__Anonymous_Sheet_DB__0" table:target-range-address="'v0.1'.B6:'v0.1'.G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$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percentage-style style:name="N138">
      <number:number number:decimal-places="1" loext:min-decimal-places="1" number:min-integer-digits="1"/>
      <number:text>%</number:text>
    </number:percentage-style>
    <number:number-style style:name="N13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$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40P1" style:volatile="true">
      <loext:text> $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4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">
      <number:number number:decimal-places="1" loext:min-decimal-places="1" number:min-integer-digits="1"/>
    </number:number-style>
    <number:number-style style:name="N14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percentage-style style:name="N143">
      <number:number number:decimal-places="3" loext:min-decimal-places="3" number:min-integer-digits="1"/>
      <number:text>%</number:text>
    </number:percentage-style>
    <number:number-style style:name="N144P0" style:volatile="true">
      <loext:text> $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44P1" style:volatile="true">
      <loext:text> $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4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Yes</number:text>
    </number:number-style>
    <number:number-style style:name="N145P1" style:volatile="true">
      <number:text>Yes</number:text>
    </number:number-style>
    <number:number-style style:name="N145">
      <number:text>No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text>True</number:text>
    </number:number-style>
    <number:number-style style:name="N146P1" style:volatile="true">
      <number:text>True</number:text>
    </number:number-style>
    <number:number-style style:name="N146">
      <number:text>False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number:text>On</number:text>
    </number:number-style>
    <number:number-style style:name="N147P1" style:volatile="true">
      <number:text>On</number:text>
    </number:number-style>
    <number:number-style style:name="N147">
      <number:text>Off</number:text>
      <style:map style:condition="value()&gt;0" style:apply-style-name="N147P0"/>
      <style:map style:condition="value()&lt;0" style:apply-style-name="N147P1"/>
    </number:number-style>
    <number:currency-style style:name="N14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8P0"/>
    </number:currency-style>
    <number:number-style style:name="N149">
      <number:number number:decimal-places="1" loext:min-decimal-places="1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36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36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5">
      <style:table-cell-properties fo:padding="2.0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17:17:17.2555408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09:06:28.738545414</meta:creation-date>
    <dc:date>2020-12-29T19:48:43.681591415</dc:date>
    <meta:editing-duration>PT3H20M8S</meta:editing-duration>
    <meta:editing-cycles>18</meta:editing-cycles>
    <meta:generator>LibreOffice/6.0.7.3$Linux_X86_64 LibreOffice_project/00m0$Build-3</meta:generator>
    <meta:document-statistic meta:table-count="3" meta:cell-count="177" meta:object-count="0"/>
  </office:meta>
</office:document-meta>
</file>